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size="15pt" style:font-size-asian="15pt" style:font-size-complex="15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TableColumn26" style:family="table-column">
      <style:table-column-properties style:column-width="0.8645in" style:use-optimal-column-width="false"/>
    </style:style>
    <style:style style:name="TableColumn27" style:family="table-column">
      <style:table-column-properties style:column-width="0.8645in" style:use-optimal-column-width="false"/>
    </style:style>
    <style:style style:name="TableColumn28" style:family="table-column">
      <style:table-column-properties style:column-width="0.7173in" style:use-optimal-column-width="false"/>
    </style:style>
    <style:style style:name="Table25" style:family="table">
      <style:table-properties style:width="2.4465in" fo:margin-left="0.06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TableColumn49" style:family="table-column">
      <style:table-column-properties style:column-width="0.4326in" style:use-optimal-column-width="false"/>
    </style:style>
    <style:style style:name="TableColumn50" style:family="table-column">
      <style:table-column-properties style:column-width="0.4972in" style:use-optimal-column-width="false"/>
    </style:style>
    <style:style style:name="TableColumn51" style:family="table-column">
      <style:table-column-properties style:column-width="0.6277in" style:use-optimal-column-width="false"/>
    </style:style>
    <style:style style:name="TableColumn52" style:family="table-column">
      <style:table-column-properties style:column-width="0.7534in" style:use-optimal-column-width="false"/>
    </style:style>
    <style:style style:name="Table48" style:family="table">
      <style:table-properties style:width="2.3111in" fo:margin-left="0.0569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Standard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P71" style:parent-style-name="Standard" style:family="paragraph">
      <style:text-properties fo:font-size="16pt" style:font-size-asian="16pt" style:font-size-complex="16pt"/>
    </style:style>
    <style:style style:name="TableColumn73" style:family="table-column">
      <style:table-column-properties style:column-width="0.4944in" style:use-optimal-column-width="false"/>
    </style:style>
    <style:style style:name="TableColumn74" style:family="table-column">
      <style:table-column-properties style:column-width="0.7916in" style:use-optimal-column-width="false"/>
    </style:style>
    <style:style style:name="Table72" style:family="table">
      <style:table-properties style:width="1.2861in" fo:margin-left="0.0625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size="15pt" style:font-size-asian="15pt" style:font-size-complex="15pt"/>
    </style:style>
    <style:style style:name="P81" style:parent-style-name="Standard" style:family="paragraph">
      <style:text-properties fo:font-size="15pt" style:font-size-asian="15pt" style:font-size-complex="15pt"/>
    </style:style>
    <style:style style:name="P82" style:parent-style-name="Standard" style:family="paragraph">
      <style:text-properties fo:font-size="15pt" style:font-size-asian="15pt" style:font-size-complex="15pt"/>
    </style:style>
    <style:style style:name="P83" style:parent-style-name="Standard" style:family="paragraph">
      <style:text-properties fo:font-size="15pt" style:font-size-asian="15pt" style:font-size-complex="15pt"/>
    </style:style>
    <style:style style:name="P84" style:parent-style-name="Standard" style:family="paragraph">
      <style:text-properties fo:font-size="15pt" style:font-size-asian="15pt" style:font-size-complex="15pt"/>
    </style:style>
    <style:style style:name="P85" style:parent-style-name="Standard" style:family="paragraph">
      <style:text-properties fo:font-size="15pt" style:font-size-asian="15pt" style:font-size-complex="15pt"/>
    </style:style>
    <style:style style:name="P86" style:parent-style-name="Standard" style:family="paragraph">
      <style:text-properties fo:font-size="15pt" style:font-size-asian="15pt" style:font-size-complex="15pt"/>
    </style:style>
    <style:style style:name="P87" style:parent-style-name="Standard" style:family="paragraph">
      <style:text-properties fo:font-size="15pt" style:font-size-asian="15pt" style:font-size-complex="15pt"/>
    </style:style>
    <style:style style:name="P88" style:parent-style-name="Standard" style:family="paragraph">
      <style:text-properties fo:font-size="15pt" style:font-size-asian="15pt" style:font-size-complex="15pt"/>
    </style:style>
    <style:style style:name="P89" style:parent-style-name="Standard" style:family="paragraph">
      <style:text-properties fo:font-size="15pt" style:font-size-asian="15pt" style:font-size-complex="15pt"/>
    </style:style>
    <style:style style:name="P90" style:parent-style-name="Standard" style:family="paragraph">
      <style:text-properties fo:font-size="15pt" style:font-size-asian="15pt" style:font-size-complex="15pt"/>
    </style:style>
    <style:style style:name="P91" style:parent-style-name="Standard" style:family="paragraph">
      <style:text-properties fo:font-size="15pt" style:font-size-asian="15pt" style:font-size-complex="15pt"/>
    </style:style>
    <style:style style:name="P9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93" style:parent-style-name="Standard" style:family="paragraph">
      <style:text-properties fo:font-size="15pt" style:font-size-asian="15pt" style:font-size-complex="15pt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96" style:parent-style-name="Standard" style:family="paragraph">
      <style:text-properties fo:font-size="15pt" style:font-size-asian="15pt" style:font-size-complex="15pt"/>
    </style:style>
    <style:style style:name="P97" style:parent-style-name="Standard" style:family="paragraph">
      <style:text-properties fo:font-size="15pt" style:font-size-asian="15pt" style:font-size-complex="15pt"/>
    </style:style>
    <style:style style:name="P98" style:parent-style-name="Standard" style:family="paragraph">
      <style:text-properties fo:font-size="15pt" style:font-size-asian="15pt" style:font-size-complex="15pt"/>
    </style:style>
    <style:style style:name="P99" style:parent-style-name="Standard" style:family="paragraph">
      <style:text-properties fo:font-size="15pt" style:font-size-asian="15pt" style:font-size-complex="15pt"/>
    </style:style>
    <style:style style:name="P100" style:parent-style-name="Standard" style:family="paragraph">
      <style:text-properties fo:font-size="15pt" style:font-size-asian="15pt" style:font-size-complex="15pt"/>
    </style:style>
    <style:style style:name="P101" style:parent-style-name="Standard" style:family="paragraph">
      <style:text-properties fo:font-size="15pt" style:font-size-asian="15pt" style:font-size-complex="15pt"/>
    </style:style>
    <style:style style:name="P102" style:parent-style-name="Standard" style:family="paragraph">
      <style:text-properties fo:font-size="15pt" style:font-size-asian="15pt" style:font-size-complex="15pt"/>
    </style:style>
    <style:style style:name="P103" style:parent-style-name="Standard" style:family="paragraph">
      <style:text-properties fo:font-size="15pt" style:font-size-asian="15pt" style:font-size-complex="15pt"/>
    </style:style>
    <style:style style:name="P104" style:parent-style-name="Standard" style:family="paragraph">
      <style:text-properties fo:font-size="15pt" style:font-size-asian="15pt" style:font-size-complex="15pt"/>
    </style:style>
    <style:style style:name="P105" style:parent-style-name="Standard" style:family="paragraph">
      <style:text-properties fo:font-size="15pt" style:font-size-asian="15pt" style:font-size-complex="15pt"/>
    </style:style>
    <style:style style:name="P106" style:parent-style-name="Standard" style:family="paragraph">
      <style:text-properties fo:font-size="15pt" style:font-size-asian="15pt" style:font-size-complex="15pt"/>
    </style:style>
    <style:style style:name="P107" style:parent-style-name="Standard" style:family="paragraph">
      <style:text-properties fo:font-size="15pt" style:font-size-asian="15pt" style:font-size-complex="15pt"/>
    </style:style>
    <style:style style:name="P10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09" style:parent-style-name="Standard" style:family="paragraph">
      <style:text-properties fo:font-size="15pt" style:font-size-asian="15pt" style:font-size-complex="15pt"/>
    </style:style>
    <style:style style:name="P110" style:parent-style-name="Standard" style:family="paragraph">
      <style:text-properties fo:font-size="15pt" style:font-size-asian="15pt" style:font-size-complex="15pt"/>
    </style:style>
    <style:style style:name="P111" style:parent-style-name="Standard" style:family="paragraph">
      <style:text-properties fo:font-size="15pt" style:font-size-asian="15pt" style:font-size-complex="15pt"/>
    </style:style>
    <style:style style:name="P112" style:parent-style-name="Standard" style:family="paragraph">
      <style:text-properties fo:font-size="15pt" style:font-size-asian="15pt" style:font-size-complex="15pt"/>
    </style:style>
    <style:style style:name="P113" style:parent-style-name="Standard" style:family="paragraph">
      <style:text-properties fo:font-size="15pt" style:font-size-asian="15pt" style:font-size-complex="15pt"/>
    </style:style>
    <style:style style:name="P114" style:parent-style-name="Standard" style:family="paragraph">
      <style:text-properties fo:font-size="15pt" style:font-size-asian="15pt" style:font-size-complex="15pt"/>
    </style:style>
    <style:style style:name="P115" style:parent-style-name="Standard" style:family="paragraph">
      <style:text-properties fo:font-size="15pt" style:font-size-asian="15pt" style:font-size-complex="15pt"/>
    </style:style>
    <style:style style:name="P116" style:parent-style-name="Standard" style:family="paragraph">
      <style:text-properties fo:font-size="15pt" style:font-size-asian="15pt" style:font-size-complex="15pt"/>
    </style:style>
    <style:style style:name="P117" style:parent-style-name="Standard" style:family="paragraph">
      <style:text-properties fo:font-size="15pt" style:font-size-asian="15pt" style:font-size-complex="15pt"/>
    </style:style>
    <style:style style:name="P118" style:parent-style-name="Standard" style:family="paragraph">
      <style:text-properties fo:font-size="15pt" style:font-size-asian="15pt" style:font-size-complex="15pt"/>
    </style:style>
    <style:style style:name="P119" style:parent-style-name="Standard" style:family="paragraph">
      <style:text-properties fo:font-size="15pt" style:font-size-asian="15pt" style:font-size-complex="15pt"/>
    </style:style>
    <style:style style:name="P120" style:parent-style-name="Standard" style:family="paragraph">
      <style:text-properties fo:font-size="15pt" style:font-size-asian="15pt" style:font-size-complex="15pt"/>
    </style:style>
    <style:style style:name="P12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3" style:parent-style-name="Standard" style:family="paragraph">
      <style:text-properties fo:font-size="15pt" style:font-size-asian="15pt" style:font-size-complex="15pt"/>
    </style:style>
    <style:style style:name="P124" style:parent-style-name="Standard" style:family="paragraph">
      <style:text-properties fo:font-size="15pt" style:font-size-asian="15pt" style:font-size-complex="15pt"/>
    </style:style>
    <style:style style:name="P125" style:parent-style-name="Standard" style:family="paragraph">
      <style:text-properties fo:font-size="15pt" style:font-size-asian="15pt" style:font-size-complex="15pt"/>
    </style:style>
    <style:style style:name="P126" style:parent-style-name="Standard" style:family="paragraph">
      <style:text-properties fo:font-size="15pt" style:font-size-asian="15pt" style:font-size-complex="15pt"/>
    </style:style>
    <style:style style:name="P127" style:parent-style-name="Standard" style:family="paragraph">
      <style:text-properties fo:font-size="15pt" style:font-size-asian="15pt" style:font-size-complex="15pt"/>
    </style:style>
    <style:style style:name="P128" style:parent-style-name="Standard" style:family="paragraph">
      <style:text-properties fo:font-size="15pt" style:font-size-asian="15pt" style:font-size-complex="15pt"/>
    </style:style>
    <style:style style:name="P129" style:parent-style-name="Standard" style:family="paragraph">
      <style:text-properties fo:font-size="15pt" style:font-size-asian="15pt" style:font-size-complex="15pt"/>
    </style:style>
    <style:style style:name="P130" style:parent-style-name="Standard" style:family="paragraph">
      <style:text-properties fo:font-size="15pt" style:font-size-asian="15pt" style:font-size-complex="15pt"/>
    </style:style>
    <style:style style:name="P131" style:parent-style-name="Standard" style:family="paragraph">
      <style:text-properties fo:font-size="15pt" style:font-size-asian="15pt" style:font-size-complex="15pt"/>
    </style:style>
    <style:style style:name="P132" style:parent-style-name="Standard" style:family="paragraph">
      <style:text-properties fo:font-size="15pt" style:font-size-asian="15pt" style:font-size-complex="15pt"/>
    </style:style>
    <style:style style:name="P133" style:parent-style-name="Standard" style:family="paragraph">
      <style:text-properties fo:font-size="15pt" style:font-size-asian="15pt" style:font-size-complex="15pt"/>
    </style:style>
    <style:style style:name="P134" style:parent-style-name="Standard" style:family="paragraph">
      <style:text-properties fo:font-size="15pt" style:font-size-asian="15pt" style:font-size-complex="15pt"/>
    </style:style>
    <style:style style:name="P135" style:parent-style-name="Standard" style:family="paragraph">
      <style:text-properties fo:font-size="15pt" style:font-size-asian="15pt" style:font-size-complex="15pt"/>
    </style:style>
    <style:style style:name="P136" style:parent-style-name="Standard" style:family="paragraph">
      <style:text-properties fo:font-size="15pt" style:font-size-asian="15pt" style:font-size-complex="15pt"/>
    </style:style>
    <style:style style:name="P137" style:parent-style-name="Standard" style:family="paragraph">
      <style:text-properties fo:font-size="15pt" style:font-size-asian="15pt" style:font-size-complex="15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  <style:style style:name="P156" style:parent-style-name="Standard" style:family="paragraph">
      <style:text-properties fo:font-size="16pt" style:font-size-asian="16pt" style:font-size-complex="16pt"/>
    </style:style>
    <style:style style:name="P157" style:parent-style-name="Standard" style:family="paragraph">
      <style:text-properties fo:font-size="16pt" style:font-size-asian="16pt" style:font-size-complex="16pt"/>
    </style:style>
    <style:style style:name="P158" style:parent-style-name="Standard" style:family="paragraph">
      <style:text-properties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size="16pt" style:font-size-asian="16pt" style:font-size-complex="16pt"/>
    </style:style>
    <style:style style:name="P161" style:parent-style-name="Standard" style:family="paragraph">
      <style:text-properties fo:font-size="16pt" style:font-size-asian="16pt" style:font-size-complex="16pt"/>
    </style:style>
    <style:style style:name="P162" style:parent-style-name="Standard" style:family="paragraph">
      <style:text-properties fo:font-size="16pt" style:font-size-asian="16pt" style:font-size-complex="16pt"/>
    </style:style>
    <style:style style:name="P163" style:parent-style-name="Standard" style:family="paragraph">
      <style:text-properties fo:font-size="16pt" style:font-size-asian="16pt" style:font-size-complex="16pt"/>
    </style:style>
    <style:style style:name="P164" style:parent-style-name="Standard" style:family="paragraph">
      <style:text-properties fo:font-size="16pt" style:font-size-asian="16pt" style:font-size-complex="16pt"/>
    </style:style>
    <style:style style:name="P165" style:parent-style-name="Standard" style:family="paragraph">
      <style:text-properties fo:font-size="16pt" style:font-size-asian="16pt" style:font-size-complex="16pt"/>
    </style:style>
    <style:style style:name="P166" style:parent-style-name="Standard" style:family="paragraph">
      <style:text-properties fo:font-size="16pt" style:font-size-asian="16pt" style:font-size-complex="16pt"/>
    </style:style>
    <style:style style:name="P167" style:parent-style-name="Standard" style:family="paragraph">
      <style:text-properties fo:font-size="16pt" style:font-size-asian="16pt" style:font-size-complex="16pt"/>
    </style:style>
    <style:style style:name="P168" style:parent-style-name="Standard" style:family="paragraph">
      <style:text-properties fo:font-size="16pt" style:font-size-asian="16pt" style:font-size-complex="16pt"/>
    </style:style>
    <style:style style:name="P169" style:parent-style-name="Standard" style:family="paragraph">
      <style:text-properties fo:font-size="16pt" style:font-size-asian="16pt" style:font-size-complex="16pt"/>
    </style:style>
    <style:style style:name="P170" style:parent-style-name="Standard" style:family="paragraph">
      <style:text-properties fo:font-size="16pt" style:font-size-asian="16pt" style:font-size-complex="16pt"/>
    </style:style>
    <style:style style:name="P171" style:parent-style-name="Standard" style:family="paragraph">
      <style:text-properties fo:font-size="16pt" style:font-size-asian="16pt" style:font-size-complex="16pt"/>
    </style:style>
    <style:style style:name="P172" style:parent-style-name="Standard" style:family="paragraph">
      <style:text-properties fo:font-size="16pt" style:font-size-asian="16pt" style:font-size-complex="16pt"/>
    </style:style>
    <style:style style:name="P173" style:parent-style-name="Standard" style:family="paragraph">
      <style:text-properties fo:font-size="16pt" style:font-size-asian="16pt" style:font-size-complex="16pt"/>
    </style:style>
    <style:style style:name="P174" style:parent-style-name="Standard" style:family="paragraph">
      <style:text-properties fo:font-size="16pt" style:font-size-asian="16pt" style:font-size-complex="16pt"/>
    </style:style>
    <style:style style:name="P175" style:parent-style-name="Standard" style:family="paragraph">
      <style:text-properties fo:font-size="16pt" style:font-size-asian="16pt" style:font-size-complex="16pt"/>
    </style:style>
    <style:style style:name="P176" style:parent-style-name="Standard" style:family="paragraph">
      <style:text-properties fo:font-size="16pt" style:font-size-asian="16pt" style:font-size-complex="16pt"/>
    </style:style>
    <style:style style:name="P177" style:parent-style-name="Standard" style:family="paragraph">
      <style:text-properties fo:font-size="16pt" style:font-size-asian="16pt" style:font-size-complex="16pt"/>
    </style:style>
    <style:style style:name="P178" style:parent-style-name="Standard" style:family="paragraph">
      <style:text-properties fo:font-size="16pt" style:font-size-asian="16pt" style:font-size-complex="16pt"/>
    </style:style>
    <style:style style:name="P179" style:parent-style-name="Standard" style:family="paragraph">
      <style:text-properties fo:font-size="16pt" style:font-size-asian="16pt" style:font-size-complex="16pt"/>
    </style:style>
    <style:style style:name="P180" style:parent-style-name="Standard" style:family="paragraph">
      <style:text-properties fo:font-size="16pt" style:font-size-asian="16pt" style:font-size-complex="16pt"/>
    </style:style>
    <style:style style:name="P181" style:parent-style-name="Standard" style:family="paragraph">
      <style:text-properties fo:font-size="16pt" style:font-size-asian="16pt" style:font-size-complex="16pt"/>
    </style:style>
    <style:style style:name="P182" style:parent-style-name="Standard" style:family="paragraph">
      <style:text-properties fo:font-size="16pt" style:font-size-asian="16pt" style:font-size-complex="16pt"/>
    </style:style>
    <style:style style:name="P183" style:parent-style-name="Standard" style:family="paragraph">
      <style:text-properties fo:font-size="16pt" style:font-size-asian="16pt" style:font-size-complex="16pt"/>
    </style:style>
    <style:style style:name="P184" style:parent-style-name="Standard" style:family="paragraph">
      <style:text-properties fo:font-size="16pt" style:font-size-asian="16pt" style:font-size-complex="16pt"/>
    </style:style>
    <style:style style:name="P185" style:parent-style-name="Standard" style:family="paragraph">
      <style:text-properties fo:font-size="16pt" style:font-size-asian="16pt" style:font-size-complex="16pt"/>
    </style:style>
    <style:style style:name="P186" style:parent-style-name="Standard" style:family="paragraph">
      <style:text-properties fo:font-size="16pt" style:font-size-asian="16pt" style:font-size-complex="16pt"/>
    </style:style>
    <style:style style:name="P187" style:parent-style-name="Standard" style:family="paragraph">
      <style:text-properties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91" style:parent-style-name="Standard" style:family="paragraph">
      <style:text-properties fo:font-size="15pt" style:font-size-asian="15pt" style:font-size-complex="15pt"/>
    </style:style>
    <style:style style:name="P192" style:parent-style-name="Standard" style:family="paragraph">
      <style:text-properties fo:font-size="15pt" style:font-size-asian="15pt" style:font-size-complex="15pt"/>
    </style:style>
    <style:style style:name="P193" style:parent-style-name="Standard" style:family="paragraph">
      <style:text-properties fo:font-size="15pt" style:font-size-asian="15pt" style:font-size-complex="15pt"/>
    </style:style>
    <style:style style:name="P194" style:parent-style-name="Standard" style:family="paragraph">
      <style:text-properties fo:font-size="15pt" style:font-size-asian="15pt" style:font-size-complex="15pt"/>
    </style:style>
    <style:style style:name="P195" style:parent-style-name="Standard" style:family="paragraph">
      <style:text-properties fo:font-size="15pt" style:font-size-asian="15pt" style:font-size-complex="15pt"/>
    </style:style>
    <style:style style:name="P196" style:parent-style-name="Standard" style:family="paragraph">
      <style:text-properties fo:font-size="15pt" style:font-size-asian="15pt" style:font-size-complex="15pt"/>
    </style:style>
    <style:style style:name="P197" style:parent-style-name="Standard" style:family="paragraph">
      <style:text-properties fo:font-size="15pt" style:font-size-asian="15pt" style:font-size-complex="15pt"/>
    </style:style>
    <style:style style:name="P198" style:parent-style-name="Standard" style:family="paragraph">
      <style:text-properties fo:font-size="15pt" style:font-size-asian="15pt" style:font-size-complex="15pt"/>
    </style:style>
    <style:style style:name="P199" style:parent-style-name="Standard" style:family="paragraph">
      <style:text-properties fo:font-size="15pt" style:font-size-asian="15pt" style:font-size-complex="15pt"/>
    </style:style>
    <style:style style:name="P200" style:parent-style-name="Standard" style:family="paragraph">
      <style:text-properties fo:font-size="15pt" style:font-size-asian="15pt" style:font-size-complex="15pt"/>
    </style:style>
    <style:style style:name="P201" style:parent-style-name="Standard" style:family="paragraph">
      <style:text-properties fo:font-size="15pt" style:font-size-asian="15pt" style:font-size-complex="15pt"/>
    </style:style>
    <style:style style:name="P202" style:parent-style-name="Standard" style:family="paragraph">
      <style:text-properties fo:font-size="15pt" style:font-size-asian="15pt" style:font-size-complex="15pt"/>
    </style:style>
    <style:style style:name="P203" style:parent-style-name="Standard" style:family="paragraph">
      <style:text-properties fo:font-size="15pt" style:font-size-asian="15pt" style:font-size-complex="15pt"/>
    </style:style>
    <style:style style:name="T204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<text:span text:style-name="T2"><text:s text:c="29"/>Assignment:2.2</text:span></text:p>
      <text:p text:style-name="P3"/>
      <text:p text:style-name="P4">Name:<text:s/>Tejas Vishal Mishra</text:p>
      <text:p text:style-name="P5">Roll No: 25041</text:p>
      <text:p text:style-name="Standard"><text:span text:style-name="T6">Class: SE IT A</text:span></text:p>
      <text:p text:style-name="P7"/>
      <text:p text:style-name="Standard"><text:span text:style-name="T8">Problem statement:<text:s/></text:span><text:span text:style-name="T9">Use DML statement to insert ,delete and update the table.</text:span></text:p>
      <text:p text:style-name="P10"/>
      <text:p text:style-name="P11"/>
      <text:p text:style-name="P12">Insertion</text:p>
      <text:p text:style-name="P13">Insertion into Department:</text:p>
      <text:p text:style-name="P14">insert into<text:s/>department(deptname,building,budget) values ('biology',5,700000),('computer',1,500000),('history',4,300000),('music',2,100000),('physics',3,400000);</text:p>
      <text:p text:style-name="P15"/>
      <text:p text:style-name="P16">mysql&gt; select * from department</text:p>
      <text:p text:style-name="P17">+----------+----------+--------+</text:p>
      <text:p text:style-name="P18">| deptname | building | budget |</text:p>
      <text:p text:style-name="P19">+----------+----------+--------+</text:p>
      <text:p text:style-name="P20">| biology <text:s/>| <text:s text:c="7"/>5 | 700000 |</text:p>
      <text:p text:style-name="P21">| computer | <text:s text:c="7"/>1 | 500000 |</text:p>
      <text:p text:style-name="P22">| history <text:s/>| <text:s text:c="7"/>4 | 300000 |</text:p>
      <text:p text:style-name="P23">| music <text:s text:c="3"/>| <text:s text:c="7"/>2 | 100000 |</text:p>
      <text:p text:style-name="P24">| physics <text:s/>| <text:s text:c="7"/>3 | 400000 |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header-rows>
          <table:table-row table:style-name="TableRow29">
            <table:table-cell table:style-name="TableCell30">
              <text:p text:style-name="TableContents"/>
            </table:table-cell>
            <table:table-cell table:style-name="TableCell31">
              <text:p text:style-name="TableContents"/>
            </table:table-cell>
            <table:table-cell table:style-name="TableCell32">
              <text:p text:style-name="TableContents"/>
            </table:table-cell>
          </table:table-row>
        </table:table-header-rows>
      </table:table>
      <text:p text:style-name="P33"/>
      <text:p text:style-name="P34">Insertion into instructor;</text:p>
      <text:p text:style-name="P35">insert into instructor(id,name,salary,deptname)</text:p>
      <text:p text:style-name="P36"><text:s text:c="4"/>-&gt; values(111,'abc',65000,'computer'),(112,'pqr',90000,'music'),(113,'efg',70000,'physics'),(114,'xyz',50000,'history'),(115,'lmn',90000,'music'),(116,'uvw',70000,'physics'),(117,'stu',55000,'biology');</text:p>
      <text:p text:style-name="P37">mysql&gt; select * from insrtuctor;</text:p>
      <text:p text:style-name="P38">+-----+------+--------+----------+</text:p>
      <text:p text:style-name="P39">| id <text:s/>| name | salary | deptname |</text:p>
      <text:p text:style-name="P40">+-----+------+--------+----------+</text:p>
      <text:p text:style-name="P41">| 111 | abc <text:s/>| <text:s/>65000 | computer |</text:p>
      <text:p text:style-name="P42">| 112 | pqr <text:s/>| <text:s/>90000 | music <text:s text:c="3"/>|</text:p>
      <text:p text:style-name="P43">| 113 | efg <text:s/>| <text:s/>70000 | physics <text:s/>|</text:p>
      <text:soft-page-break/>
      <text:p text:style-name="P44">| 114 | xyz <text:s/>| <text:s/>50000 |<text:s/>history <text:s/>|</text:p>
      <text:p text:style-name="P45">| 115 | lmn <text:s/>| <text:s/>90000 | music <text:s text:c="3"/>|</text:p>
      <text:p text:style-name="P46">| 116 | uvw <text:s/>| <text:s/>70000 | physics <text:s/>|</text:p>
      <text:p text:style-name="P47">| 117 | stu <text:s/>| <text:s/>55000 | biology <text:s/>|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header-rows>
          <table:table-row table:style-name="TableRow53">
            <table:table-cell table:style-name="TableCell54">
              <text:p text:style-name="TableContents"/>
            </table:table-cell>
            <table:table-cell table:style-name="TableCell55">
              <text:p text:style-name="TableContents"/>
            </table:table-cell>
            <table:table-cell table:style-name="TableCell56">
              <text:p text:style-name="TableContents"/>
            </table:table-cell>
            <table:table-cell table:style-name="TableCell57">
              <text:p text:style-name="TableContents"/>
            </table:table-cell>
          </table:table-row>
        </table:table-header-rows>
      </table:table>
      <text:p text:style-name="P58"/>
      <text:p text:style-name="P59">Insertion into Student:</text:p>
      <text:p text:style-name="P60">insert into student(sid,name,tot_credits,deptname)<text:s/>values('s1','aashish',8,'music'),('s2','rakesh',9,'computer'),('s3','chetan',9,'music'),('s4','mayuri',9,'physics'),('s5','priya',7,'biology'),('s6','tanvi',6,'computer'),('s7','anushka',9,'history');</text:p>
      <text:p text:style-name="P61">select * from student;</text:p>
      <text:p text:style-name="P62">+-----+---------+-------------+----------+</text:p>
      <text:p text:style-name="P63">| sid | name <text:s text:c="3"/>| tot_credits | deptname |</text:p>
      <text:p text:style-name="P64">+-----+---------+-------------+----------+</text:p>
      <text:p text:style-name="P65">| s1 <text:s/>| aashish | <text:s text:c="10"/>8 | music <text:s text:c="3"/>|</text:p>
      <text:p text:style-name="P66">| s2 <text:s/>| rakesh <text:s/>| <text:s text:c="10"/>9 | computer |</text:p>
      <text:p text:style-name="P67">| s3 <text:s/>| chetan <text:s/>| <text:s text:c="10"/>9 | music <text:s text:c="3"/>|</text:p>
      <text:p text:style-name="P68">| s4 <text:s/>| mayuri <text:s/>|<text:s/><text:s text:c="10"/>9 | physics <text:s/>|</text:p>
      <text:p text:style-name="P69">| s5 <text:s/>| priya <text:s text:c="2"/>| <text:s text:c="10"/>7 | biology <text:s/>|</text:p>
      <text:p text:style-name="P70">| s6 <text:s/>| tanvi <text:s text:c="2"/>| <text:s text:c="10"/>6 | computer |</text:p>
      <text:p text:style-name="P71">| s7 <text:s/>| anushka | <text:s text:c="10"/>9 | history <text:s/>|</text:p>
      <table:table table:style-name="Table72">
        <table:table-columns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>
              <text:p text:style-name="TableContents"/>
            </table:table-cell>
            <table:table-cell table:style-name="TableCell77">
              <text:p text:style-name="TableContents"/>
            </table:table-cell>
          </table:table-row>
        </table:table-header-rows>
      </table:table>
      <text:p text:style-name="P78"/>
      <text:p text:style-name="P79">Insertion into classroom:</text:p>
      <text:p text:style-name="P80">insert into classroom(building,room_number,capacity)</text:p>
      <text:p text:style-name="P81"><text:s text:c="4"/>-&gt; values(1,11,120),(2,21,120),(3,32,60),(4,42,180),(5,52,60);</text:p>
      <text:p text:style-name="P82"><text:s/>select * from classroom;</text:p>
      <text:p text:style-name="P83">+-------------+----------+----------+</text:p>
      <text:p text:style-name="P84">| room_number | building | capacity |</text:p>
      <text:p text:style-name="P85">+-------------+----------+----------+</text:p>
      <text:p text:style-name="P86">| <text:s text:c="9"/>11 | <text:s text:c="7"/>1 | <text:s text:c="5"/>120 |</text:p>
      <text:p text:style-name="P87">| <text:s text:c="9"/>21 | <text:s text:c="7"/>2 |<text:s/><text:s text:c="5"/>120 |</text:p>
      <text:p text:style-name="P88">| <text:s text:c="9"/>32 | <text:s text:c="7"/>3 | <text:s text:c="6"/>60 |</text:p>
      <text:p text:style-name="P89">| <text:s text:c="9"/>42 | <text:s text:c="7"/>4 | <text:s text:c="5"/>180 |</text:p>
      <text:p text:style-name="P90">| <text:s text:c="9"/>52 | <text:s text:c="7"/>5 | <text:s text:c="6"/>60 |</text:p>
      <text:p text:style-name="P91">+-------------+-</text:p>
      <text:p text:style-name="P92"/>
      <text:p text:style-name="P93"/>
      <text:p text:style-name="P94"/>
      <text:p text:style-name="P95">Insertion into time_slot:</text:p>
      <text:soft-page-break/>
      <text:p text:style-name="P96"><text:s/>insert into time_slot(time_slot_id, end_time, start_time, day) values ('t1','02:00:00','09:00:00','Monday'),('t2','03:00:00','10:00:00','Monday'),('t3','02:00:00','09:00:00','Tuesday'),('t4','10:00:00','08:00:00','Thursday'),('t5','09:00:00','07:00:00','Friday');</text:p>
      <text:p text:style-name="P97"/>
      <text:p text:style-name="P98">select * from time_slot;</text:p>
      <text:p text:style-name="P99">+--------------+----------+------------+----------+</text:p>
      <text:p text:style-name="P100">| time_slot_id | end_time | start_time | day <text:s text:c="5"/>|</text:p>
      <text:p text:style-name="P101">+--------------+----------+------------+----------+</text:p>
      <text:p text:style-name="P102">| t1 <text:s text:c="10"/>| 02:00:00 | 09:00:00 <text:s text:c="2"/>| Monday <text:s text:c="2"/>|</text:p>
      <text:p text:style-name="P103">| t2 <text:s text:c="10"/>| 03:00:00 | 10:00:00 <text:s text:c="2"/>| Monday<text:s/><text:s text:c="2"/>|</text:p>
      <text:p text:style-name="P104">| t3 <text:s text:c="10"/>| 02:00:00 | 09:00:00 <text:s text:c="2"/>| Tuesday <text:s/>|</text:p>
      <text:p text:style-name="P105">| t4 <text:s text:c="10"/>| 10:00:00 | 08:00:00 <text:s text:c="2"/>| Thursday |</text:p>
      <text:p text:style-name="P106">| t5 <text:s text:c="10"/>| 09:00:00 | 07:00:00 <text:s text:c="2"/>| Friday</text:p>
      <text:p text:style-name="P107"/>
      <text:p text:style-name="P108">Insertion into course:</text:p>
      <text:p text:style-name="P109">insert into course(course_id, title, credits, deptname) values ('Bio-1','Intro to Bio',3,'Biology'),('Bio-2','Genetics',4,'Biology'),('CS-1','Intro to CS',3,'Computer'),('CS-2','Robotics',4,'Computer'),('His-1','World History',4,'History'),('Mu-1','Music audio',3,'Music'),('Mu-2','Music video' ,4,'Music'),('Phy-2','Physics Principles',4,'Physics');</text:p>
      <text:p text:style-name="P110"/>
      <text:p text:style-name="P111">course_id | title <text:s text:c="13"/>| credits | deptname |</text:p>
      <text:p text:style-name="P112">+-----------+--------------------+---------+----------+</text:p>
      <text:p text:style-name="P113">| Bio-1 <text:s text:c="4"/>| Intro to Bio <text:s text:c="6"/>| <text:s text:c="6"/>3 | Biology <text:s/>|</text:p>
      <text:p text:style-name="P114">| Bio-2 <text:s text:c="4"/>| Genetics <text:s text:c="10"/>| <text:s text:c="6"/>4 | Biology <text:s/>|</text:p>
      <text:p text:style-name="P115">| CS-1<text:s/><text:s text:c="5"/>| Intro to CS <text:s text:c="7"/>| <text:s text:c="6"/>3 | Computer |</text:p>
      <text:p text:style-name="P116">| CS-2 <text:s text:c="5"/>| Robotics <text:s text:c="10"/>| <text:s text:c="6"/>4 | Computer |</text:p>
      <text:p text:style-name="P117">| His-1 <text:s text:c="4"/>| World History <text:s text:c="5"/>| <text:s text:c="6"/>4 | History <text:s/>|</text:p>
      <text:p text:style-name="P118">| Mu-1 <text:s text:c="5"/>| Music audio <text:s text:c="7"/>| <text:s text:c="6"/>3 | Music <text:s text:c="3"/>|</text:p>
      <text:p text:style-name="P119">| Mu-2 <text:s text:c="5"/>| Music video <text:s text:c="7"/>| <text:s text:c="4"/><text:s text:c="2"/>4 | Music <text:s text:c="3"/>|</text:p>
      <text:p text:style-name="P120">| Phy-2 <text:s text:c="4"/>| Physics Principles | <text:s text:c="6"/>4 | Physics</text:p>
      <text:p text:style-name="P121"/>
      <text:p text:style-name="P122">Insertion into section:</text:p>
      <text:p text:style-name="P123">insert into section(course_id, sec_id, semester, year, room_number, building, time_slot_id) values ('Bio-1','S11','I','FY',52,5,'t1'),('Bio-2','S11','I','FY',42,4,'t2'),('Phy-2','S12','I','FY',32,3,'t3'),('CS-1','S13','II','SY',11,1,'t4'),('CS-2','S13','II','SY',32,3,'t5'),('Mu-1','S14','II','TY',21,2,'t4'),('Mu-2','S14','II','TY',21,2,'t2'),('His-1','S15','I','FY',42,4,'t3'),('Bio-1','S16','II','TY',52,5,'t3');</text:p>
      <text:p text:style-name="P124"/>
      <text:p text:style-name="P125"><text:s/>course_id | sec_id | semester | year | room_number | building | time_slot_id |</text:p>
      <text:soft-page-break/>
      <text:p text:style-name="P126">+-----------+--------+----------+------+-------------+----------+--------------+</text:p>
      <text:p text:style-name="P127">| Bio-1 <text:s text:c="4"/>| S11 <text:s text:c="3"/>| I <text:s text:c="7"/>| FY <text:s text:c="2"/>| <text:s text:c="9"/>52 | <text:s text:c="7"/>5 | t1 <text:s text:c="10"/>|</text:p>
      <text:p text:style-name="P128">| Bio-1 <text:s text:c="4"/>|<text:s/>S16 <text:s text:c="3"/>| II <text:s text:c="6"/>| TY <text:s text:c="2"/>| <text:s text:c="9"/>52 | <text:s text:c="7"/>5 | t3 <text:s text:c="10"/>|</text:p>
      <text:p text:style-name="P129">| Bio-2 <text:s text:c="4"/>| S11 <text:s text:c="3"/>| I <text:s text:c="7"/>| FY <text:s text:c="2"/>| <text:s text:c="9"/>42 | <text:s text:c="7"/>4 | t2 <text:s text:c="10"/>|</text:p>
      <text:p text:style-name="P130">| CS-1 <text:s text:c="5"/>| S13 <text:s text:c="3"/>| II <text:s text:c="6"/>| SY <text:s text:c="2"/>| <text:s text:c="9"/>11 | <text:s text:c="7"/>1 | t4 <text:s text:c="10"/>|</text:p>
      <text:p text:style-name="P131">| CS-2 <text:s text:c="5"/>| S13 <text:s text:c="3"/>| II<text:s/><text:s text:c="6"/>| SY <text:s text:c="2"/>| <text:s text:c="9"/>32 | <text:s text:c="7"/>3 | t5 <text:s text:c="10"/>|</text:p>
      <text:p text:style-name="P132">| His-1 <text:s text:c="4"/>| S15 <text:s text:c="3"/>| I <text:s text:c="7"/>| FY <text:s text:c="2"/>| <text:s text:c="9"/>42 | <text:s text:c="7"/>4 | t3 <text:s text:c="10"/>|</text:p>
      <text:p text:style-name="P133">| Mu-1 <text:s text:c="5"/>| S14 <text:s text:c="3"/>| II <text:s text:c="6"/>| TY <text:s text:c="2"/>| <text:s text:c="9"/>21 | <text:s text:c="7"/>2 | t4 <text:s text:c="10"/>|</text:p>
      <text:p text:style-name="P134">| Mu-2 <text:s text:c="5"/>| S14 <text:s text:c="3"/>| II <text:s text:c="6"/>| TY <text:s text:c="2"/>| <text:s text:c="9"/>21 | <text:s text:c="7"/>2 | t2 <text:s text:c="10"/>|</text:p>
      <text:p text:style-name="P135">| Phy-2 <text:s text:c="4"/>| S12 <text:s text:c="3"/>| I <text:s text:c="7"/>| FY <text:s text:c="2"/>| <text:s text:c="9"/>32 | <text:s text:c="7"/>3 | t3 <text:s/></text:p>
      <text:p text:style-name="P136"/>
      <text:p text:style-name="P137"/>
      <text:p text:style-name="P138">Insertion into teaches:</text:p>
      <text:p text:style-name="P139">insert into teaches(id, course_id, sec_id, semester, year) values (117,'Bio-1','S11','I','FY');</text:p>
      <text:p text:style-name="P140">insert into<text:s/>teaches(id, course_id, sec_id, semester, year) values (117,'Bio-2','S11','I','FY'),(113,'Phy-2','S12','I','FY'),(111,'CS-2','S13','II','SY'),(115,'Mu-1','S14','II','TY');</text:p>
      <text:p text:style-name="P141"/>
      <text:p text:style-name="P142"><text:s/>select * from teaches;</text:p>
      <text:p text:style-name="P143">+-----+-----------+--------+----------+------+</text:p>
      <text:p text:style-name="P144">| id <text:s/>| course_id | sec_id | semester | year |</text:p>
      <text:p text:style-name="P145">+-----+-----------+--------+----------+------+</text:p>
      <text:p text:style-name="P146">| 117 | Bio-1 <text:s text:c="4"/>| S11 <text:s text:c="3"/>| I <text:s text:c="7"/>| FY <text:s text:c="2"/>|</text:p>
      <text:p text:style-name="P147">| 117 | Bio-2 <text:s text:c="4"/>| S11 <text:s text:c="3"/>| I <text:s text:c="7"/>| FY <text:s text:c="2"/>|</text:p>
      <text:p text:style-name="P148">| 111 | CS-2 <text:s text:c="5"/>| S13 <text:s text:c="3"/>| II <text:s text:c="6"/>| SY <text:s text:c="2"/>|</text:p>
      <text:p text:style-name="P149">| 115 | Mu-1 <text:s text:c="5"/>| S14 <text:s text:c="3"/>| II <text:s text:c="6"/>| TY <text:s text:c="2"/>|</text:p>
      <text:p text:style-name="P150">| 113 | Phy-2 <text:s text:c="4"/>| S12 <text:s text:c="3"/>| I <text:s text:c="7"/>| FY</text:p>
      <text:p text:style-name="P151"/>
      <text:p text:style-name="P152"/>
      <text:p text:style-name="P153">Insertion into takes:</text:p>
      <text:p text:style-name="P154"><text:s/>insert into takes(sid, course_id, sec_id, semester, year, grade) values ('S3','Mu-2','S14','II','TY','A');</text:p>
      <text:p text:style-name="P155">insert into takes(sid,course_id,sec_id,semester,year,grade) values ('S5','Bio-1','S11','I','FY','A'),('S5','Bio-2','S11','I','FY','B'),( 'S5','CS-1','S13','II','SY','B'),('S7','His-1','S15','I','FY','C');</text:p>
      <text:p text:style-name="P156">insert into takes(sid,course_id,sec_id,semester,year,grade)<text:s/>values ('S4','Phy-2','S12','I','FY','A+');</text:p>
      <text:p text:style-name="P157"/>
      <text:p text:style-name="P158"/>
      <text:soft-page-break/>
      <text:p text:style-name="P159">Deletion:</text:p>
      <text:p text:style-name="P160"><text:s/>select * from student;</text:p>
      <text:p text:style-name="P161">+-----+---------+-------------+----------+</text:p>
      <text:p text:style-name="P162">| sid | name <text:s text:c="3"/>| tot_credits | deptname |</text:p>
      <text:p text:style-name="P163">+-----+---------+-------------+----------+</text:p>
      <text:p text:style-name="P164">| s1 <text:s/>| aashish | <text:s text:c="10"/>8 | music <text:s text:c="3"/>|</text:p>
      <text:p text:style-name="P165">| s2<text:s text:c="2"/>| rakesh <text:s/>| <text:s text:c="10"/>9 | computer |</text:p>
      <text:p text:style-name="P166">| s3 <text:s/>| chetan <text:s/>| <text:s text:c="10"/>9 | music <text:s text:c="3"/>|</text:p>
      <text:p text:style-name="P167">| s4 <text:s/>| mayuri <text:s/>| <text:s text:c="10"/>9 | physics <text:s/>|</text:p>
      <text:p text:style-name="P168">| s5 <text:s/>| priya <text:s text:c="2"/>| <text:s text:c="10"/>7 | biology <text:s/>|</text:p>
      <text:p text:style-name="P169">| s6 <text:s/>| tanvi <text:s text:c="2"/>| <text:s text:c="10"/>6 | computer |</text:p>
      <text:p text:style-name="P170">| s7 <text:s/>| anushka | <text:s text:c="10"/>9 | history <text:s/>|</text:p>
      <text:p text:style-name="P171">+-----+---------+-------------+----------+</text:p>
      <text:p text:style-name="P172">7 rows in set (0.00 sec)</text:p>
      <text:p text:style-name="P173"/>
      <text:p text:style-name="P174"/>
      <text:p text:style-name="P175">mysql&gt; Delete from student where name ='aashish';</text:p>
      <text:p text:style-name="P176">Query OK, 1 row affected (0.03 sec)</text:p>
      <text:p text:style-name="P177"/>
      <text:p text:style-name="P178">mysql&gt; select * from student;</text:p>
      <text:p text:style-name="P179">+-----+---------+-------------+----------+</text:p>
      <text:p text:style-name="P180">| sid | name <text:s text:c="3"/>| tot_credits | deptname |</text:p>
      <text:p text:style-name="P181">+-----+---------+-------------+----------+</text:p>
      <text:p text:style-name="P182">| s2 <text:s/>| rakesh <text:s/>| <text:s text:c="10"/>9 | computer |</text:p>
      <text:p text:style-name="P183">| s3 <text:s/>| chetan <text:s/>| <text:s text:c="10"/>9 | music <text:s text:c="3"/>|</text:p>
      <text:p text:style-name="P184">| s4 <text:s/>| mayuri <text:s/>| <text:s text:c="10"/>9 | physics <text:s/>|</text:p>
      <text:p text:style-name="P185">| s5 <text:s/>| priya <text:s text:c="2"/>| <text:s text:c="10"/>7 | biology <text:s/>|</text:p>
      <text:p text:style-name="P186">| s6 <text:s/>| tanvi <text:s text:c="2"/>| <text:s text:c="6"/><text:s text:c="4"/>6 | computer |</text:p>
      <text:p text:style-name="P187">| s7 <text:s/>| anushka | <text:s text:c="10"/>9 | history <text:s/>|</text:p>
      <text:p text:style-name="P188">+-----+---------+-------------+---------</text:p>
      <text:p text:style-name="P189"/>
      <text:p text:style-name="P190">Updation:</text:p>
      <text:p text:style-name="P191">update department set budget=300000 where building=2;</text:p>
      <text:p text:style-name="P192">Query OK, 1 row affected (0.03 sec)</text:p>
      <text:p text:style-name="P193">Rows matched: 1 <text:s/>Changed: 1 <text:s/>Warnings: 0</text:p>
      <text:p text:style-name="P194"/>
      <text:p text:style-name="P195">mysql&gt; select * from department;</text:p>
      <text:p text:style-name="P196">+----------+----------+--------+</text:p>
      <text:p text:style-name="P197">| deptname | building | budget |</text:p>
      <text:p text:style-name="P198">+----------+----------+--------+</text:p>
      <text:soft-page-break/>
      <text:p text:style-name="P199">| biology <text:s/>| <text:s text:c="7"/>5 | 700000 |</text:p>
      <text:p text:style-name="P200">| computer | <text:s text:c="7"/>1 | 500000 |</text:p>
      <text:p text:style-name="P201">| history <text:s/>| <text:s text:c="7"/>4 | 300000 |</text:p>
      <text:p text:style-name="P202">| music <text:s text:c="3"/>|<text:s/><text:s text:c="7"/>2 | 300000 |</text:p>
      <text:p text:style-name="P203">| physics <text:s/>| <text:s text:c="7"/>3 | 400000 |</text:p>
      <text:p text:style-name="Standard"><text:span text:style-name="T204">+----------+----------+--------+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kshi mishra</meta:initial-creator>
    <dc:creator>Sakshi Mishra</dc:creator>
    <meta:creation-date>2022-04-22T11:26:00Z</meta:creation-date>
    <dc:date>2022-04-22T11:26:00Z</dc:date>
    <meta:template xlink:href="Normal" xlink:type="simple"/>
    <meta:editing-cycles>2</meta:editing-cycles>
    <meta:editing-duration>PT60S</meta:editing-duration>
    <meta:document-statistic meta:page-count="6" meta:paragraph-count="16" meta:word-count="1232" meta:character-count="8243" meta:row-count="58" meta:non-whitespace-character-count="7027"/>
  </office:meta>
</office:document-meta>
</file>